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-color="#ffffcc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5cm" fo:min-width="3.9cm"/>
    </style:style>
    <style:style style:name="gr3" style:family="graphic" style:parent-style-name="standard">
      <style:graphic-properties draw:stroke="none" draw:fill="none" fo:min-height="0.8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087cm"/>
    </style:style>
    <style:style style:name="gr5" style:family="graphic" style:parent-style-name="standard">
      <style:graphic-properties draw:stroke="none" draw:fill="none" fo:min-height="0.9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20pt"/>
    </style:style>
    <style:style style:name="P4" style:family="paragraph">
      <style:paragraph-properties fo:margin-left="0cm" fo:margin-right="0cm" fo:text-indent="0cm"/>
      <style:text-properties fo:color="#280099" fo:font-family="'Courier New'" style:font-family-generic="modern" style:font-pitch="fixed" fo:font-size="20pt" fo:font-weight="bold"/>
    </style:style>
    <style:style style:name="P5" style:family="paragraph">
      <style:paragraph-properties fo:margin-left="0cm" fo:margin-right="0cm" fo:text-indent="0cm"/>
      <style:text-properties fo:color="#004a4a" fo:font-family="'Courier New'" style:font-family-generic="modern" style:font-pitch="fixed" fo:font-size="20pt" fo:font-weight="bold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family="'Courier New'" style:font-family-generic="modern" style:font-pitch="fixed" fo:font-size="20pt"/>
    </style:style>
    <style:style style:name="T2" style:family="text">
      <style:text-properties fo:color="#280099" fo:font-family="'Courier New'" style:font-family-generic="modern" style:font-pitch="fixed" fo:font-size="20pt" fo:font-weight="bold"/>
    </style:style>
    <style:style style:name="T3" style:family="text">
      <style:text-properties fo:color="#004a4a" fo:font-family="'Courier New'" style:font-family-generic="modern" style:font-pitch="fixed" fo:font-size="20pt" fo:font-weight="bold"/>
    </style:style>
    <style:style style:name="T4" style:family="text">
      <style:text-properties fo:color="#ff6633" fo:font-family="'Courier New'" style:font-family-generic="modern" style:font-pitch="fixed" fo:font-size="20pt" fo:font-weight="bold"/>
    </style:style>
    <style:style style:name="T5" style:family="text">
      <style:text-properties fo:color="#ff0000" fo:font-family="'Courier New'" style:font-family-generic="modern" style:font-pitch="fixed" fo:font-size="20pt" fo:font-weight="bold"/>
    </style:style>
    <style:style style:name="T6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0.8cm" svg:height="5.125cm" svg:x="4.2cm" svg:y="0.675cm">
          <text:p text:style-name="P2"/>
        </draw:rect>
        <draw:rect draw:style-name="gr1" draw:text-style-name="P1" draw:layer="layout" svg:width="4.6cm" svg:height="0.925cm" svg:x="0.4cm" svg:y="4.875cm">
          <text:p text:style-name="P2"/>
        </draw:rect>
        <draw:frame draw:style-name="gr2" draw:text-style-name="P3" draw:layer="layout" svg:width="4.2cm" svg:height="4.6cm" svg:x="0.4cm" svg:y="0.675cm">
          <draw:text-box>
            <text:p text:style-name="P2"><text:span text:style-name="T1">01001101</text:span></text:p>
            <text:p text:style-name="P2"><text:span text:style-name="T1">00001001</text:span></text:p>
            <text:p text:style-name="P2"><text:span text:style-name="T1">10001011</text:span></text:p>
            <text:p text:style-name="P2"><text:span text:style-name="T1">11101100</text:span></text:p>
            <text:p text:style-name="P2"><text:span text:style-name="T1">00110111</text:span></text:p>
          </draw:text-box>
        </draw:frame>
        <draw:frame draw:style-name="gr3" draw:text-style-name="P4" draw:layer="layout" svg:width="3.889cm" svg:height="1.125cm" svg:x="0.4cm" svg:y="4.875cm">
          <draw:text-box>
            <text:p text:style-name="P2"><text:span text:style-name="T2">00010100</text:span></text:p>
          </draw:text-box>
        </draw:frame>
        <draw:frame draw:style-name="gr3" draw:text-style-name="P5" draw:layer="layout" svg:width="1.2cm" svg:height="5.105cm" svg:x="4cm" svg:y="0.675cm">
          <draw:text-box>
            <text:p text:style-name="P2"><text:span text:style-name="T3">0</text:span></text:p>
            <text:p text:style-name="P2"><text:span text:style-name="T3">0</text:span></text:p>
            <text:p text:style-name="P2"><text:span text:style-name="T3">0</text:span></text:p>
            <text:p text:style-name="P2"><text:span text:style-name="T3">1</text:span></text:p>
            <text:p text:style-name="P2"><text:span text:style-name="T3">1</text:span></text:p>
            <text:p text:style-name="P2"><text:span text:style-name="T3">0</text:span></text:p>
          </draw:text-box>
        </draw:frame>
        <draw:rect draw:style-name="gr1" draw:text-style-name="P1" draw:layer="layout" svg:width="0.8cm" svg:height="5.125cm" svg:x="9.4cm" svg:y="0.675cm">
          <text:p text:style-name="P2"/>
        </draw:rect>
        <draw:rect draw:style-name="gr1" draw:text-style-name="P1" draw:layer="layout" svg:width="4.6cm" svg:height="1cm" svg:x="5.6cm" svg:y="4.875cm">
          <text:p text:style-name="P2"/>
        </draw:rect>
        <draw:frame draw:style-name="gr2" draw:text-style-name="P3" draw:layer="layout" svg:width="4.2cm" svg:height="4.6cm" svg:x="5.6cm" svg:y="0.675cm">
          <draw:text-box>
            <text:p text:style-name="P2"><text:span text:style-name="T1">01001101</text:span></text:p>
            <text:p text:style-name="P2"><text:span text:style-name="T1">00001001</text:span></text:p>
            <text:p text:style-name="P2"><text:span text:style-name="T1">1000</text:span><text:span text:style-name="T4">0</text:span><text:span text:style-name="T1">011</text:span></text:p>
            <text:p text:style-name="P2"><text:span text:style-name="T1">11101100</text:span></text:p>
            <text:p text:style-name="P2"><text:span text:style-name="T1">00110111</text:span></text:p>
          </draw:text-box>
        </draw:frame>
        <draw:frame draw:style-name="gr3" draw:text-style-name="P4" draw:layer="layout" svg:width="3.889cm" svg:height="1.125cm" svg:x="5.6cm" svg:y="4.775cm">
          <draw:text-box>
            <text:p text:style-name="P2"><text:span text:style-name="T2">0001</text:span><text:span text:style-name="T5">0</text:span><text:span text:style-name="T2">100</text:span></text:p>
          </draw:text-box>
        </draw:frame>
        <draw:frame draw:style-name="gr3" draw:text-style-name="P5" draw:layer="layout" svg:width="1.2cm" svg:height="5.105cm" svg:x="9.2cm" svg:y="0.711cm">
          <draw:text-box>
            <text:p text:style-name="P2"><text:span text:style-name="T3">0</text:span></text:p>
            <text:p text:style-name="P2"><text:span text:style-name="T3">0</text:span></text:p>
            <text:p text:style-name="P2"><text:span text:style-name="T5">0</text:span></text:p>
            <text:p text:style-name="P2"><text:span text:style-name="T3">1</text:span></text:p>
            <text:p text:style-name="P2"><text:span text:style-name="T3">1</text:span></text:p>
            <text:p text:style-name="P2"><text:span text:style-name="T3">0</text:span></text:p>
          </draw:text-box>
        </draw:frame>
        <draw:rect draw:style-name="gr1" draw:text-style-name="P1" draw:layer="layout" svg:width="0.8cm" svg:height="5.125cm" svg:x="19.8cm" svg:y="0.675cm">
          <text:p text:style-name="P2"/>
        </draw:rect>
        <draw:rect draw:style-name="gr1" draw:text-style-name="P1" draw:layer="layout" svg:width="4.6cm" svg:height="1cm" svg:x="16cm" svg:y="4.875cm">
          <text:p text:style-name="P2"/>
        </draw:rect>
        <draw:frame draw:style-name="gr2" draw:text-style-name="P3" draw:layer="layout" svg:width="4.2cm" svg:height="4.6cm" svg:x="16cm" svg:y="0.675cm">
          <draw:text-box>
            <text:p text:style-name="P2"><text:span text:style-name="T1">01001101</text:span></text:p>
            <text:p text:style-name="P2"><text:span text:style-name="T1">0</text:span><text:span text:style-name="T4">1</text:span><text:span text:style-name="T1">001001</text:span></text:p>
            <text:p text:style-name="P2"><text:span text:style-name="T1">10001011</text:span></text:p>
            <text:p text:style-name="P2"><text:span text:style-name="T1">1</text:span><text:span text:style-name="T4">0</text:span><text:span text:style-name="T1">101100</text:span></text:p>
            <text:p text:style-name="P2"><text:span text:style-name="T1">00110111</text:span></text:p>
          </draw:text-box>
        </draw:frame>
        <draw:frame draw:style-name="gr3" draw:text-style-name="P4" draw:layer="layout" svg:width="3.889cm" svg:height="1.125cm" svg:x="16cm" svg:y="4.775cm">
          <draw:text-box>
            <text:p text:style-name="P2"><text:span text:style-name="T2">00010100</text:span></text:p>
          </draw:text-box>
        </draw:frame>
        <draw:frame draw:style-name="gr3" draw:text-style-name="P5" draw:layer="layout" svg:width="1.2cm" svg:height="5.105cm" svg:x="19.6cm" svg:y="0.709cm">
          <draw:text-box>
            <text:p text:style-name="P2"><text:span text:style-name="T3">0</text:span></text:p>
            <text:p text:style-name="P2"><text:span text:style-name="T5">0</text:span></text:p>
            <text:p text:style-name="P2"><text:span text:style-name="T3">0</text:span></text:p>
            <text:p text:style-name="P2"><text:span text:style-name="T5">1</text:span></text:p>
            <text:p text:style-name="P2"><text:span text:style-name="T3">1</text:span></text:p>
            <text:p text:style-name="P2"><text:span text:style-name="T3">0</text:span></text:p>
          </draw:text-box>
        </draw:frame>
        <draw:rect draw:style-name="gr1" draw:text-style-name="P1" draw:layer="layout" svg:width="0.8cm" svg:height="5.125cm" svg:x="14.6cm" svg:y="0.675cm">
          <text:p text:style-name="P2"/>
        </draw:rect>
        <draw:rect draw:style-name="gr1" draw:text-style-name="P1" draw:layer="layout" svg:width="4.6cm" svg:height="1cm" svg:x="10.8cm" svg:y="4.875cm">
          <text:p text:style-name="P2"/>
        </draw:rect>
        <draw:frame draw:style-name="gr2" draw:text-style-name="P3" draw:layer="layout" svg:width="4.2cm" svg:height="4.6cm" svg:x="10.8cm" svg:y="0.675cm">
          <draw:text-box>
            <text:p text:style-name="P2"><text:span text:style-name="T1">01001101</text:span></text:p>
            <text:p text:style-name="P2"><text:span text:style-name="T1">000</text:span><text:span text:style-name="T4">1</text:span><text:span text:style-name="T1">1001</text:span></text:p>
            <text:p text:style-name="P2"><text:span text:style-name="T1">10001011</text:span></text:p>
            <text:p text:style-name="P2"><text:span text:style-name="T1">1110</text:span><text:span text:style-name="T4">0</text:span><text:span text:style-name="T1">100</text:span></text:p>
            <text:p text:style-name="P2"><text:span text:style-name="T1">00110111</text:span></text:p>
          </draw:text-box>
        </draw:frame>
        <draw:frame draw:style-name="gr3" draw:text-style-name="P4" draw:layer="layout" svg:width="3.889cm" svg:height="1.125cm" svg:x="10.8cm" svg:y="4.775cm">
          <draw:text-box>
            <text:p text:style-name="P2"><text:span text:style-name="T2">000</text:span><text:span text:style-name="T5">10</text:span><text:span text:style-name="T2">100</text:span></text:p>
          </draw:text-box>
        </draw:frame>
        <draw:frame draw:style-name="gr3" draw:text-style-name="P5" draw:layer="layout" svg:width="1.2cm" svg:height="5.105cm" svg:x="14.4cm" svg:y="0.675cm">
          <draw:text-box>
            <text:p text:style-name="P2"><text:span text:style-name="T3">0</text:span></text:p>
            <text:p text:style-name="P2"><text:span text:style-name="T5">0</text:span></text:p>
            <text:p text:style-name="P2"><text:span text:style-name="T3">0</text:span></text:p>
            <text:p text:style-name="P2"><text:span text:style-name="T5">1</text:span></text:p>
            <text:p text:style-name="P2"><text:span text:style-name="T3">1</text:span></text:p>
            <text:p text:style-name="P2"><text:span text:style-name="T3">0</text:span></text:p>
          </draw:text-box>
        </draw:frame>
        <draw:rect draw:style-name="gr1" draw:text-style-name="P1" draw:layer="layout" svg:width="0.8cm" svg:height="5.125cm" svg:x="9.4cm" svg:y="8.075cm">
          <text:p text:style-name="P2"/>
        </draw:rect>
        <draw:rect draw:style-name="gr1" draw:text-style-name="P1" draw:layer="layout" svg:width="4.6cm" svg:height="1cm" svg:x="5.6cm" svg:y="12.175cm">
          <text:p text:style-name="P2"/>
        </draw:rect>
        <draw:frame draw:style-name="gr2" draw:text-style-name="P3" draw:layer="layout" svg:width="4.2cm" svg:height="4.6cm" svg:x="5.6cm" svg:y="8.075cm">
          <draw:text-box>
            <text:p text:style-name="P2"><text:span text:style-name="T1">01001101</text:span></text:p>
            <text:p text:style-name="P2"><text:span text:style-name="T1">00001001</text:span></text:p>
            <text:p text:style-name="P2"><text:span text:style-name="T1">10001011</text:span></text:p>
            <text:p text:style-name="P2"><text:span text:style-name="T1">11101100</text:span></text:p>
            <text:p text:style-name="P2"><text:span text:style-name="T1">00110111</text:span></text:p>
          </draw:text-box>
        </draw:frame>
        <draw:frame draw:style-name="gr3" draw:text-style-name="P4" draw:layer="layout" svg:width="3.889cm" svg:height="1.125cm" svg:x="5.6cm" svg:y="12.075cm">
          <draw:text-box>
            <text:p text:style-name="P2"><text:span text:style-name="T2">00010100</text:span></text:p>
          </draw:text-box>
        </draw:frame>
        <draw:frame draw:style-name="gr3" draw:text-style-name="P5" draw:layer="layout" svg:width="1.2cm" svg:height="5.105cm" svg:x="9.2cm" svg:y="8.075cm">
          <draw:text-box>
            <text:p text:style-name="P2"><text:span text:style-name="T3">0</text:span></text:p>
            <text:p text:style-name="P2"><text:span text:style-name="T3">0</text:span></text:p>
            <text:p text:style-name="P2"><text:span text:style-name="T4">1</text:span></text:p>
            <text:p text:style-name="P2"><text:span text:style-name="T3">1</text:span></text:p>
            <text:p text:style-name="P2"><text:span text:style-name="T3">1</text:span></text:p>
            <text:p text:style-name="P2"><text:span text:style-name="T3">0</text:span></text:p>
          </draw:text-box>
        </draw:frame>
        <draw:rect draw:style-name="gr1" draw:text-style-name="P1" draw:layer="layout" svg:width="0.8cm" svg:height="5.125cm" svg:x="14.6cm" svg:y="8.075cm">
          <text:p text:style-name="P2"/>
        </draw:rect>
        <draw:rect draw:style-name="gr1" draw:text-style-name="P1" draw:layer="layout" svg:width="4.6cm" svg:height="1cm" svg:x="10.8cm" svg:y="12.275cm">
          <text:p text:style-name="P2"/>
        </draw:rect>
        <draw:frame draw:style-name="gr2" draw:text-style-name="P3" draw:layer="layout" svg:width="4.2cm" svg:height="4.6cm" svg:x="10.8cm" svg:y="8.075cm">
          <draw:text-box>
            <text:p text:style-name="P2"><text:span text:style-name="T1">01</text:span><text:span text:style-name="T4">1</text:span><text:span text:style-name="T1">01101</text:span></text:p>
            <text:p text:style-name="P2"><text:span text:style-name="T1">000010</text:span><text:span text:style-name="T4">1</text:span><text:span text:style-name="T1">1</text:span></text:p>
            <text:p text:style-name="P2"><text:span text:style-name="T1">10001011</text:span></text:p>
            <text:p text:style-name="P2"><text:span text:style-name="T1">11101</text:span><text:span text:style-name="T4">0</text:span><text:span text:style-name="T1">00</text:span></text:p>
            <text:p text:style-name="P2"><text:span text:style-name="T1">0</text:span><text:span text:style-name="T4">1</text:span><text:span text:style-name="T1">110111</text:span></text:p>
          </draw:text-box>
        </draw:frame>
        <draw:frame draw:style-name="gr3" draw:text-style-name="P4" draw:layer="layout" svg:width="3.889cm" svg:height="1.125cm" svg:x="10.8cm" svg:y="12.175cm">
          <draw:text-box>
            <text:p text:style-name="P2"><text:span text:style-name="T2">0</text:span><text:span text:style-name="T5">00</text:span><text:span text:style-name="T2">10</text:span><text:span text:style-name="T5">10</text:span><text:span text:style-name="T2">0</text:span></text:p>
          </draw:text-box>
        </draw:frame>
        <draw:frame draw:style-name="gr3" draw:text-style-name="P5" draw:layer="layout" svg:width="1.2cm" svg:height="5.105cm" svg:x="14.4cm" svg:y="8.075cm">
          <draw:text-box>
            <text:p text:style-name="P2"><text:span text:style-name="T5">0</text:span></text:p>
            <text:p text:style-name="P2"><text:span text:style-name="T5">0</text:span></text:p>
            <text:p text:style-name="P2"><text:span text:style-name="T3">0</text:span></text:p>
            <text:p text:style-name="P2"><text:span text:style-name="T5">1</text:span></text:p>
            <text:p text:style-name="P2"><text:span text:style-name="T5">1</text:span></text:p>
            <text:p text:style-name="P2"><text:span text:style-name="T3">0</text:span></text:p>
          </draw:text-box>
        </draw:frame>
        <draw:rect draw:style-name="gr1" draw:text-style-name="P1" draw:layer="layout" svg:width="0.8cm" svg:height="5.2cm" svg:x="19.8cm" svg:y="8cm">
          <text:p text:style-name="P2"/>
        </draw:rect>
        <draw:rect draw:style-name="gr1" draw:text-style-name="P1" draw:layer="layout" svg:width="4.6cm" svg:height="1cm" svg:x="16cm" svg:y="12.2cm">
          <text:p text:style-name="P2"/>
        </draw:rect>
        <draw:frame draw:style-name="gr2" draw:text-style-name="P3" draw:layer="layout" svg:width="4.2cm" svg:height="4.6cm" svg:x="16cm" svg:y="8cm">
          <draw:text-box>
            <text:p text:style-name="P2"><text:span text:style-name="T1">01001101</text:span></text:p>
            <text:p text:style-name="P2"><text:span text:style-name="T1">0</text:span><text:span text:style-name="T4">1</text:span><text:span text:style-name="T1">00100</text:span><text:span text:style-name="T4">0</text:span></text:p>
            <text:p text:style-name="P2"><text:span text:style-name="T1">10001011</text:span></text:p>
            <text:p text:style-name="P2"><text:span text:style-name="T1">1</text:span><text:span text:style-name="T4">0</text:span><text:span text:style-name="T1">10110</text:span><text:span text:style-name="T4">1</text:span></text:p>
            <text:p text:style-name="P2"><text:span text:style-name="T1">00110111</text:span></text:p>
          </draw:text-box>
        </draw:frame>
        <draw:frame draw:style-name="gr3" draw:text-style-name="P4" draw:layer="layout" svg:width="3.889cm" svg:height="1.125cm" svg:x="16cm" svg:y="12.1cm">
          <draw:text-box>
            <text:p text:style-name="P2"><text:span text:style-name="T2">00010100</text:span></text:p>
          </draw:text-box>
        </draw:frame>
        <draw:frame draw:style-name="gr3" draw:text-style-name="P5" draw:layer="layout" svg:width="1.2cm" svg:height="5.105cm" svg:x="19.6cm" svg:y="8cm">
          <draw:text-box>
            <text:p text:style-name="P2"><text:span text:style-name="T3">0</text:span></text:p>
            <text:p text:style-name="P2"><text:span text:style-name="T3">0</text:span></text:p>
            <text:p text:style-name="P2"><text:span text:style-name="T3">0</text:span></text:p>
            <text:p text:style-name="P2"><text:span text:style-name="T3">1</text:span></text:p>
            <text:p text:style-name="P2"><text:span text:style-name="T3">1</text:span></text:p>
            <text:p text:style-name="P2"><text:span text:style-name="T3">0</text:span></text:p>
          </draw:text-box>
        </draw:frame>
        <draw:frame draw:style-name="gr4" draw:text-style-name="P6" draw:layer="layout" svg:width="4.587cm" svg:height="0.759cm" svg:x="5.6cm" svg:y="6.2cm">
          <draw:text-box>
            <text:p text:style-name="P2"><text:span text:style-name="T6">1 Bit Fehler</text:span></text:p>
          </draw:text-box>
        </draw:frame>
        <draw:rect draw:style-name="gr1" draw:text-style-name="P1" draw:layer="layout" svg:width="0.8cm" svg:height="5.124cm" svg:x="4.2cm" svg:y="0.676cm">
          <text:p text:style-name="P2"/>
        </draw:rect>
        <draw:rect draw:style-name="gr1" draw:text-style-name="P1" draw:layer="layout" svg:width="4.6cm" svg:height="0.8cm" svg:x="0.4cm" svg:y="4.8cm">
          <text:p text:style-name="P2"/>
        </draw:rect>
        <draw:frame draw:style-name="gr2" draw:text-style-name="P3" draw:layer="layout" svg:width="4.2cm" svg:height="4.6cm" svg:x="0.4cm" svg:y="0.676cm">
          <draw:text-box>
            <text:p text:style-name="P2"><text:span text:style-name="T1">01001101</text:span></text:p>
            <text:p text:style-name="P2"><text:span text:style-name="T1">00001001</text:span></text:p>
            <text:p text:style-name="P2"><text:span text:style-name="T1">10001011</text:span></text:p>
            <text:p text:style-name="P2"><text:span text:style-name="T1">11101100</text:span></text:p>
            <text:p text:style-name="P2"><text:span text:style-name="T1">00110111</text:span></text:p>
          </draw:text-box>
        </draw:frame>
        <draw:frame draw:style-name="gr5" draw:text-style-name="P4" draw:layer="layout" svg:width="3.889cm" svg:height="1.16cm" svg:x="0.411cm" svg:y="4.74cm">
          <draw:text-box>
            <text:p text:style-name="P2"><text:span text:style-name="T2">00010100</text:span></text:p>
          </draw:text-box>
        </draw:frame>
        <draw:frame draw:style-name="gr3" draw:text-style-name="P5" draw:layer="layout" svg:width="1.2cm" svg:height="5.105cm" svg:x="4cm" svg:y="0.676cm">
          <draw:text-box>
            <text:p text:style-name="P2"><text:span text:style-name="T3">0</text:span></text:p>
            <text:p text:style-name="P2"><text:span text:style-name="T3">0</text:span></text:p>
            <text:p text:style-name="P2"><text:span text:style-name="T3">0</text:span></text:p>
            <text:p text:style-name="P2"><text:span text:style-name="T3">1</text:span></text:p>
            <text:p text:style-name="P2"><text:span text:style-name="T3">1</text:span></text:p>
            <text:p text:style-name="P2"><text:span text:style-name="T3">0</text:span></text:p>
          </draw:text-box>
        </draw:frame>
        <draw:frame draw:style-name="gr4" draw:text-style-name="P6" draw:layer="layout" svg:width="4.587cm" svg:height="0.759cm" svg:x="0.414cm" svg:y="6.201cm">
          <draw:text-box>
            <text:p text:style-name="P2"><text:span text:style-name="T6">Korrekt</text:span></text:p>
          </draw:text-box>
        </draw:frame>
        <draw:frame draw:style-name="gr4" draw:text-style-name="P6" draw:layer="layout" svg:width="4.587cm" svg:height="0.759cm" svg:x="10.8cm" svg:y="6.2cm">
          <draw:text-box>
            <text:p text:style-name="P2"><text:span text:style-name="T6">2 Bit Fehler</text:span></text:p>
          </draw:text-box>
        </draw:frame>
        <draw:frame draw:style-name="gr4" draw:text-style-name="P6" draw:layer="layout" svg:width="4.587cm" svg:height="0.759cm" svg:x="16cm" svg:y="6.2cm">
          <draw:text-box>
            <text:p text:style-name="P2"><text:span text:style-name="T6">2 Bit Fehler</text:span></text:p>
          </draw:text-box>
        </draw:frame>
        <draw:frame draw:style-name="gr4" draw:text-style-name="P6" draw:layer="layout" svg:width="4.587cm" svg:height="0.759cm" svg:x="5.613cm" svg:y="13.6cm">
          <draw:text-box>
            <text:p text:style-name="P2"><text:span text:style-name="T6">1 Bit Fehler</text:span></text:p>
          </draw:text-box>
        </draw:frame>
        <draw:frame draw:style-name="gr4" draw:text-style-name="P6" draw:layer="layout" svg:width="4.587cm" svg:height="0.759cm" svg:x="10.813cm" svg:y="13.6cm">
          <draw:text-box>
            <text:p text:style-name="P2"><text:span text:style-name="T6">4 Bit Fehler</text:span></text:p>
          </draw:text-box>
        </draw:frame>
        <draw:frame draw:style-name="gr4" draw:text-style-name="P6" draw:layer="layout" svg:width="4.587cm" svg:height="0.759cm" svg:x="16.013cm" svg:y="13.593cm">
          <draw:text-box>
            <text:p text:style-name="P2"><text:span text:style-name="T6">4 Bit Fehl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qua_Beta_3$Unix OpenOffice.org_project/680m7$Build-9044</meta:generator>
    <meta:creation-date>2007-03-08T09:15:37</meta:creation-date>
    <dc:date>2007-03-08T12:12:15</dc:date>
    <dc:language>de-DE</dc:language>
    <meta:editing-cycles>3</meta:editing-cycles>
    <meta:editing-duration>PT58M56S</meta:editing-duration>
    <meta:user-defined meta:name="Info 1"/>
    <meta:user-defined meta:name="Info 2"/>
    <meta:user-defined meta:name="Info 3"/>
    <meta:user-defined meta:name="Info 4"/>
    <meta:document-statistic meta:object-count="47"/>
  </office:meta>
</office:document-meta>
</file>